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ubblegraph" table:style-name="ta1">
        <table:shapes>
          <draw:frame draw:z-index="0" draw:style-name="gr1" draw:text-style-name="P1" svg:width="159.99mm" svg:height="89.99mm" svg:x="45.03mm" svg:y="19.87mm">
            <loext:p draw:notify-on-update-of-ranges="bubblegraph.A1:bubblegraph.A1 bubblegraph.A2:bubblegraph.A6 bubblegraph.B1:bubblegraph.B1 bubblegraph.B2:bubblegraph.B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(n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0T15:21:52.553235865</dc:date>
    <meta:editing-duration>PT1M45S</meta:editing-duration>
    <meta:editing-cycles>2</meta:editing-cycles>
    <meta:generator>LibreOffice/5.1.6.2$Linux_X86_64 LibreOffice_project/10m0$Build-2</meta:generator>
    <meta:document-statistic meta:table-count="1" meta:cell-count="12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047cm" svg:y="4.201cm" style:legend-expansion="high" chart:style-name="ch2"/>
        <chart:plot-area chart:style-name="ch3" table:cell-range-address="bubblegraph.A1:bubblegraph.B6" chart:data-source-has-labels="row" svg:x="0.238cm" svg:y="0.285cm" svg:width="13.406cm" svg:height="8.639cm">
          <chartooo:coordinate-region svg:x="1.045cm" svg:y="0.484cm" svg:width="12.412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ubblegraph.B2:bubblegraph.B6" chart:label-cell-address="bubblegraph.B1:bubblegraph.B1" chart:class="chart:scatter">
            <chart:domain table:cell-range-address="bubblegraph.A2:bubblegraph.A6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(n)</text:p>
                <draw:g>
                  <svg:desc>bubblegraph.B1:bubblegraph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bubblegraph.A2:bubblegraph.A6</svg:desc>
                </draw:g>
              </table:table-cell>
              <table:table-cell office:value-type="float" office:value="300">
                <text:p>300</text:p>
                <draw:g>
                  <svg:desc>bubblegraph.B2:bubblegraph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